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/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.00.0000</text:date>, <text:time style:data-style-name="N2" text:time-value="20:50:27.729546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11T20:50:53.683315523</dc:date>
    <meta:editing-duration>PT7H47M23S</meta:editing-duration>
    <meta:editing-cycles>19</meta:editing-cycles>
    <meta:generator>LibreOffice/7.3.2.2$MacOSX_AARCH64 LibreOffice_project/49f2b1bff42cfccbd8f788c8dc32c1c309559be0</meta:generator>
    <meta:document-statistic meta:table-count="1" meta:cell-count="140" meta:object-count="0"/>
  </office:meta>
</office:document-meta>
</file>